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meBuilder.addTheme( ThemeImpl t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Builder.resolveThemes( RenderersConfig renderersConfi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